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6806" officeooo:paragraph-rsid="0000680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b567" officeooo:paragraph-rsid="0000b567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0b567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3f51e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24d6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3c78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e6a2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6dd5b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7a6f4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93b2b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bcc49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bfa45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f82a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0b567" officeooo:paragraph-rsid="00053c7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0b567" officeooo:paragraph-rsid="0007a6f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0b567" officeooo:paragraph-rsid="000bcc4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0b567" officeooo:paragraph-rsid="000f82a6" style:font-weight-asian="bold" style:font-weight-complex="bold"/>
    </style:style>
    <style:style style:name="T1" style:family="text">
      <style:text-properties fo:font-weight="bold" officeooo:rsid="0000b567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f51e" style:font-weight-asian="normal" style:font-weight-complex="normal"/>
    </style:style>
    <style:style style:name="T4" style:family="text">
      <style:text-properties fo:font-weight="normal" officeooo:rsid="00048b36" style:font-weight-asian="normal" style:font-weight-complex="normal"/>
    </style:style>
    <style:style style:name="T5" style:family="text">
      <style:text-properties fo:font-weight="normal" officeooo:rsid="000524d6" style:font-weight-asian="normal" style:font-weight-complex="normal"/>
    </style:style>
    <style:style style:name="T6" style:family="text">
      <style:text-properties fo:font-weight="normal" officeooo:rsid="00053c78" style:font-weight-asian="normal" style:font-weight-complex="normal"/>
    </style:style>
    <style:style style:name="T7" style:family="text">
      <style:text-properties fo:font-weight="normal" officeooo:rsid="0005e6a2" style:font-weight-asian="normal" style:font-weight-complex="normal"/>
    </style:style>
    <style:style style:name="T8" style:family="text">
      <style:text-properties fo:font-weight="normal" officeooo:rsid="0006dd5b" style:font-weight-asian="normal" style:font-weight-complex="normal"/>
    </style:style>
    <style:style style:name="T9" style:family="text">
      <style:text-properties fo:font-weight="normal" officeooo:rsid="0007a6f4" style:font-weight-asian="normal" style:font-weight-complex="normal"/>
    </style:style>
    <style:style style:name="T10" style:family="text">
      <style:text-properties fo:font-weight="normal" officeooo:rsid="00093b2b" style:font-weight-asian="normal" style:font-weight-complex="normal"/>
    </style:style>
    <style:style style:name="T11" style:family="text">
      <style:text-properties fo:font-weight="normal" officeooo:rsid="000a6c71" style:font-weight-asian="normal" style:font-weight-complex="normal"/>
    </style:style>
    <style:style style:name="T12" style:family="text">
      <style:text-properties fo:font-weight="normal" officeooo:rsid="000bcc49" style:font-weight-asian="normal" style:font-weight-complex="normal"/>
    </style:style>
    <style:style style:name="T13" style:family="text">
      <style:text-properties fo:font-weight="normal" officeooo:rsid="000bfa45" style:font-weight-asian="normal" style:font-weight-complex="normal"/>
    </style:style>
    <style:style style:name="T14" style:family="text">
      <style:text-properties fo:font-weight="normal" officeooo:rsid="000cf064" style:font-weight-asian="normal" style:font-weight-complex="normal"/>
    </style:style>
    <style:style style:name="T15" style:family="text">
      <style:text-properties fo:font-weight="normal" officeooo:rsid="000dcc60" style:font-weight-asian="normal" style:font-weight-complex="normal"/>
    </style:style>
    <style:style style:name="T16" style:family="text">
      <style:text-properties fo:font-weight="normal" officeooo:rsid="000f82a6" style:font-weight-asian="normal" style:font-weight-complex="normal"/>
    </style:style>
    <style:style style:name="T17" style:family="text">
      <style:text-properties officeooo:rsid="000524d6"/>
    </style:style>
    <style:style style:name="T18" style:family="text">
      <style:text-properties officeooo:rsid="0007a6f4"/>
    </style:style>
    <style:style style:name="T19" style:family="text">
      <style:text-properties officeooo:rsid="000a6c71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0bcc49" style:font-size-asian="12pt" style:font-weight-asian="normal" style:font-size-complex="12pt" style:font-weight-complex="normal"/>
    </style:style>
    <style:style style:name="T22" style:family="text">
      <style:text-properties officeooo:rsid="000f82a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- ejercicio 4</text:p>
      <text:p text:style-name="P2">ID:<text:span text:style-name="T2"> </text:span><text:span text:style-name="T3">Registrar usuario</text:span><text:span text:style-name="T2"> </text:span></text:p>
      <text:p text:style-name="P2">Titulo: <text:span text:style-name="T3">Como persona quiero registrarme en el sistema para poder comprar bebidas alcoholicas.</text:span></text:p>
      <text:p text:style-name="P2">Reglas de negocio: <text:span text:style-name="T3">Venta de bebidas solo a personas mayores de 18 anios.</text:span></text:p>
      <text:p text:style-name="P2">Criterios de aceptacion:</text:p>
      <text:list xml:id="list1474296471" text:style-name="L1">
        <text:list-item>
          <text:p text:style-name="P3">Escenario 1: <text:span text:style-name="T3">Registro exitoso.</text:span></text:p>
          <text:list>
            <text:list-item>
              <text:p text:style-name="P4">Dado <text:span text:style-name="T3">una persona “Ema marca” que quiere registrarse, ingresa nombre “Ema”, apellido “Marca” , email “</text:span><text:a xlink:type="simple" xlink:href="mailto:ema_marca@holi.com" text:style-name="Internet_20_link" text:visited-style-name="Visited_20_Internet_20_Link"><text:span text:style-name="T3">ema_marca@holi.com</text:span></text:a><text:span text:style-name="T3">”, </text:span><text:span text:style-name="T4">no registrado anteriormente, </text:span><text:span text:style-name="T3">y edad 19. <text:s/></text:span></text:p>
            </text:list-item>
            <text:list-item>
              <text:p text:style-name="P4">Cuando <text:span text:style-name="T3">la persona ingresa nombre “Ema”, apellido “Marca” , email “</text:span><text:a xlink:type="simple" xlink:href="mailto:ema_marca@holi.com" text:style-name="Internet_20_link" text:visited-style-name="Visited_20_Internet_20_Link"><text:span text:style-name="T3">ema_marca@holi.com</text:span></text:a><text:span text:style-name="T3">” y edad 19.</text:span></text:p>
            </text:list-item>
            <text:list-item>
              <text:p text:style-name="P3">Entonces <text:span text:style-name="T3">El sistema le genera una clave, </text:span><text:span text:style-name="T4">que es enviada al mail.</text:span></text:p>
            </text:list-item>
          </text:list>
        </text:list-item>
        <text:list-item>
          <text:p text:style-name="P3">Escenario 2: <text:span text:style-name="T5">Registro fallido, edad menor a 18 anios</text:span></text:p>
          <text:list>
            <text:list-item>
              <text:p text:style-name="P3">Dado <text:span text:style-name="T5">una persona “Panchi massa” que quiere registrarse, ingresa nombre “panchi”, apellido “massa”, email “</text:span><text:a xlink:type="simple" xlink:href="mailto:panchi123@hotmai.com" text:style-name="Internet_20_link" text:visited-style-name="Visited_20_Internet_20_Link"><text:span text:style-name="T5">panchi123@hotmai.com</text:span></text:a><text:span text:style-name="T5">” y edad 1.</text:span></text:p>
            </text:list-item>
            <text:list-item>
              <text:p text:style-name="P5">Cuando <text:span text:style-name="T5">una persona ingresa nombre “panchi”, apellido “massa”, email “</text:span><text:a xlink:type="simple" xlink:href="mailto:panchi123@hotmai.com" text:style-name="Internet_20_link" text:visited-style-name="Visited_20_Internet_20_Link"><text:span text:style-name="T5">panchi123@hotmai.com</text:span></text:a><text:span text:style-name="T5">” y edad 1.</text:span></text:p>
            </text:list-item>
            <text:list-item>
              <text:p text:style-name="P9">Entonces <text:span text:style-name="T5">el sistema emitira un mensaje con el texto de la ley de prohibicion de venta de bebidas alcoholicas a menores y cancelara el registro actual.</text:span></text:p>
            </text:list-item>
          </text:list>
        </text:list-item>
        <text:list-item>
          <text:p text:style-name="P9">Escenario <text:span text:style-name="T18">3</text:span>: <text:span text:style-name="T5">Registro fallido, </text:span><text:span text:style-name="T10">email previamente</text:span><text:span text:style-name="T9"> registra</text:span><text:span text:style-name="T10">do</text:span><text:span text:style-name="T9">, quiere registrarse. </text:span></text:p>
          <text:list>
            <text:list-item>
              <text:p text:style-name="P9">Dado <text:span text:style-name="T5">una persona “Panchi</text:span><text:span text:style-name="T10">ta</text:span><text:span text:style-name="T5"> massa</text:span><text:span text:style-name="T10">cote</text:span><text:span text:style-name="T5">” </text:span><text:span text:style-name="T9">previamente registrada,</text:span><text:span text:style-name="T5">que quiere registrarse, ingresa nombre “panchi</text:span><text:span text:style-name="T10">ta</text:span><text:span text:style-name="T5">”, apellido “massa</text:span><text:span text:style-name="T10">cote</text:span><text:span text:style-name="T5">”, email “</text:span><text:span text:style-name="T10">ema_marca</text:span><text:a xlink:type="simple" xlink:href="mailto:panchi123@hotmai.com" text:style-name="Internet_20_link" text:visited-style-name="Visited_20_Internet_20_Link"><text:span text:style-name="T5">@ho</text:span></text:a><text:a xlink:type="simple" xlink:href="mailto:panchi123@hotmai.com" text:style-name="Internet_20_link" text:visited-style-name="Visited_20_Internet_20_Link"><text:span text:style-name="T10">l</text:span></text:a><text:a xlink:type="simple" xlink:href="mailto:panchi123@hotmai.com" text:style-name="Internet_20_link" text:visited-style-name="Visited_20_Internet_20_Link"><text:span text:style-name="T5">i.com</text:span></text:a><text:span text:style-name="T5">” y edad </text:span><text:span text:style-name="T10">35</text:span><text:span text:style-name="T5">.</text:span></text:p>
            </text:list-item>
            <text:list-item>
              <text:p text:style-name="P10">Cuando <text:span text:style-name="T5">una persona ingresa nombre “panchi</text:span><text:span text:style-name="T10">ta</text:span><text:span text:style-name="T5">”, apellido “massa</text:span><text:span text:style-name="T10">cote</text:span><text:span text:style-name="T5">”, email “</text:span><text:span text:style-name="T10">ema_marca</text:span><text:a xlink:type="simple" xlink:href="mailto:panchi123@hotmai.com" text:style-name="Internet_20_link" text:visited-style-name="Visited_20_Internet_20_Link"><text:span text:style-name="T5">@ho</text:span></text:a><text:a xlink:type="simple" xlink:href="mailto:panchi123@hotmai.com" text:style-name="Internet_20_link" text:visited-style-name="Visited_20_Internet_20_Link"><text:span text:style-name="T10">l</text:span></text:a><text:a xlink:type="simple" xlink:href="mailto:panchi123@hotmai.com" text:style-name="Internet_20_link" text:visited-style-name="Visited_20_Internet_20_Link"><text:span text:style-name="T5">i.com</text:span></text:a><text:span text:style-name="T5">” y edad </text:span><text:span text:style-name="T10">35</text:span><text:span text:style-name="T5">.</text:span></text:p>
            </text:list-item>
            <text:list-item>
              <text:p text:style-name="P9"><text:span text:style-name="T17">Entonces</text:span><text:span text:style-name="T5"> el sistema emitira un mensaje </text:span><text:span text:style-name="T10">informando que el email ya posee una cuenta registrada</text:span><text:span text:style-name="T5">.</text:span></text:p>
            </text:list-item>
          </text:list>
        </text:list-item>
      </text:list>
      <text:p text:style-name="P2">ID: <text:span text:style-name="T6">Iniciar Sesion</text:span></text:p>
      <text:p text:style-name="P2">Titulo: <text:span text:style-name="T6">Como &lt;Usuario&gt; quiero &lt;Iniciar sesion&gt; para &lt;Comprar bebidas&gt;</text:span></text:p>
      <text:p text:style-name="P2">Reglas de negocio: -</text:p>
      <text:p text:style-name="P2">Criterios de aceptacion: </text:p>
      <text:list xml:id="list213118521439813" text:continue-numbering="true" text:style-name="L1">
        <text:list-item>
          <text:p text:style-name="P3">Escenario 1: <text:span text:style-name="T2"><text:s/></text:span><text:span text:style-name="T6">Inicio sesion exitoso </text:span></text:p>
          <text:list>
            <text:list-item>
              <text:p text:style-name="P6">Dado <text:span text:style-name="T2"><text:s/></text:span><text:span text:style-name="T6">un usuario “ema marca ” registrado en el sistema, con nombre de usuario “</text:span><text:a xlink:type="simple" xlink:href="mailto:ema_marca@holi.com" text:style-name="Internet_20_link" text:visited-style-name="Visited_20_Internet_20_Link"><text:span text:style-name="T3">ema_marca@holi.com</text:span></text:a><text:span text:style-name="T6">” y contrasenia “12345”</text:span></text:p>
            </text:list-item>
            <text:list-item>
              <text:p text:style-name="P6">Cuando <text:span text:style-name="T2"><text:s/></text:span><text:span text:style-name="T6">el usuario ingresa nombre de usuario “</text:span><text:a xlink:type="simple" xlink:href="mailto:ema_marca@holi.com" text:style-name="Internet_20_link" text:visited-style-name="Visited_20_Internet_20_Link"><text:span text:style-name="T3">ema_marca@holi.com</text:span></text:a><text:span text:style-name="T6">” y contrasenia “12345”.</text:span></text:p>
            </text:list-item>
            <text:list-item>
              <text:p text:style-name="P3">Entonces <text:span text:style-name="T7">el sistema se inicia y se carga la lista de bebidas.</text:span></text:p>
            </text:list-item>
          </text:list>
        </text:list-item>
        <text:list-item>
          <text:p text:style-name="P3">Escenario 2: <text:span text:style-name="T7">Inicio de sesion fallido, contrasenia no concuerda con usuario registrado.</text:span></text:p>
          <text:list>
            <text:list-item>
              <text:p text:style-name="P7">Dado <text:span text:style-name="T6">un usuario “ema marca ” registrado en el sistema, con nombre de usuario “</text:span><text:a xlink:type="simple" xlink:href="mailto:ema_marca@holi.com" text:style-name="Internet_20_link" text:visited-style-name="Visited_20_Internet_20_Link"><text:span text:style-name="T3">ema_marca@holi.com</text:span></text:a><text:span text:style-name="T6">” y contrasenia “</text:span><text:span text:style-name="T7">33333</text:span><text:span text:style-name="T6">”, </text:span><text:span text:style-name="T8">que no pertenece al usuario.</text:span><text:span text:style-name="T6"> </text:span></text:p>
            </text:list-item>
            <text:list-item>
              <text:p text:style-name="P8">Cuando <text:span text:style-name="T6">el usuario ingresa nombre de usuario “</text:span><text:a xlink:type="simple" xlink:href="mailto:ema_marca@holi.com" text:style-name="Internet_20_link" text:visited-style-name="Visited_20_Internet_20_Link"><text:span text:style-name="T3">ema_marca@holi.com</text:span></text:a><text:span text:style-name="T6">” y contrasenia “</text:span><text:span text:style-name="T8">33333”.</text:span></text:p>
            </text:list-item>
            <text:list-item>
              <text:p text:style-name="P3">Entonces <text:span text:style-name="T8">El sistema informa que el usuario y la contrasena no se corresponden.</text:span></text:p>
              <text:p text:style-name="P3"><text:span text:style-name="T8"/></text:p>
            </text:list-item>
          </text:list>
        </text:list-item>
      </text:list>
      <text:p text:style-name="P14">ID: <text:span text:style-name="T8">Cierre de sesion</text:span></text:p>
      <text:p text:style-name="P14">Titulo: <text:span text:style-name="T8">Como usuario quiero cerrar sesion para que no quede abierta.</text:span></text:p>
      <text:p text:style-name="P14">Reglas de negocio: -</text:p>
      <text:p text:style-name="P14">Criterios de aceptacion:</text:p>
      <text:list xml:id="list213117873374252" text:continue-numbering="true" text:style-name="L1">
        <text:list-item>
          <text:p text:style-name="P6">Escenario 1: <text:span text:style-name="T9">Cierre de sesion exitoso </text:span></text:p>
          <text:list>
            <text:list-item>
              <text:p text:style-name="P6">Dado <text:span text:style-name="T9">un usuario “</text:span><text:a xlink:type="simple" xlink:href="mailto:ema_marca@holi.com" text:style-name="Internet_20_link" text:visited-style-name="Visited_20_Internet_20_Link"><text:span text:style-name="T9">ema_marca@holi.com</text:span></text:a><text:span text:style-name="T9">” logueado en el sistema</text:span></text:p>
            </text:list-item>
            <text:list-item>
              <text:p text:style-name="P6">Cuando <text:span text:style-name="T2"><text:s/></text:span><text:span text:style-name="T9">el usuario logueado presiona “cerrar sesion”</text:span></text:p>
            </text:list-item>
            <text:list-item>
              <text:p text:style-name="P6"><text:soft-page-break/>Entonces <text:span text:style-name="T9">la sesion actual se cierra.</text:span></text:p>
            </text:list-item>
          </text:list>
        </text:list-item>
      </text:list>
      <text:p text:style-name="P14"/>
      <text:p text:style-name="P14">ID: <text:span text:style-name="T12">Comprar productos</text:span></text:p>
      <text:p text:style-name="P14">Titulo: <text:span text:style-name="T2"><text:s/></text:span><text:span text:style-name="T10">como usuario quiero </text:span><text:span text:style-name="T12">comprar bebidas</text:span><text:span text:style-name="T10"> para </text:span><text:span text:style-name="T12">un evento</text:span><text:span text:style-name="T10">.</text:span></text:p>
      <text:p text:style-name="P16">Reglas de negocio: <text:span text:style-name="T12">se </text:span><text:span text:style-name="T20">debe</text:span><text:span text:style-name="T21">ra</text:span><text:span text:style-name="T20"> aplicar un descuento del 20% a usuarios premium. </text:span><text:span text:style-name="T21">se</text:span><text:span text:style-name="T20"> debe aplicar un descuento del 10% a las compras mayores de $4.500.</text:span></text:p>
      <text:p text:style-name="P14">Criterios de aceptacion:</text:p>
      <text:list xml:id="list213119198979979" text:continue-numbering="true" text:style-name="L1">
        <text:list-item>
          <text:p text:style-name="P6">Escenario 1: <text:span text:style-name="T12">Comprar productos, usuario premium compra &lt; $4500</text:span><text:span text:style-name="T11">.</text:span></text:p>
          <text:list>
            <text:list-item>
              <text:p text:style-name="P6">Dado <text:span text:style-name="T2"><text:s/></text:span><text:span text:style-name="T11">un usuario “</text:span><text:a xlink:type="simple" xlink:href="mailto:ema_marca@holi.com" text:style-name="Internet_20_link" text:visited-style-name="Visited_20_Internet_20_Link"><text:span text:style-name="T11">ema_marca@holi.com</text:span></text:a><text:span text:style-name="T11">” </text:span><text:span text:style-name="T12">usuario premium </text:span><text:span text:style-name="T11">previamente logueado, </text:span><text:span text:style-name="T12">selecciona productos “fernet branca </text:span><text:span text:style-name="T16">x1 </text:span><text:span text:style-name="T12">y cervezas x2” por un valor $3000.</text:span></text:p>
            </text:list-item>
            <text:list-item>
              <text:p text:style-name="P11">Cuando <text:span text:style-name="T11">el </text:span><text:span text:style-name="T12">usuario selecciona las bebidas “fernet branca </text:span><text:span text:style-name="T16">x1 </text:span><text:span text:style-name="T12">y cervezas x2”</text:span><text:span text:style-name="T11">.</text:span></text:p>
            </text:list-item>
            <text:list-item>
              <text:p text:style-name="P6">Entonces <text:span text:style-name="T12">el sistema efectua los descuentos correspondientes, </text:span><text:span text:style-name="T13">mostrando en pantalla el valor menos el 20% = $2400</text:span><text:span text:style-name="T11">.</text:span></text:p>
            </text:list-item>
          </text:list>
        </text:list-item>
        <text:list-item>
          <text:p text:style-name="P12">Escenario 2: <text:span text:style-name="T12">Comprar productos, usuario premium compra &gt;</text:span><text:span text:style-name="T13">=</text:span><text:span text:style-name="T12"> $4500</text:span><text:span text:style-name="T11">.</text:span></text:p>
          <text:list>
            <text:list-item>
              <text:p text:style-name="P12">Dado <text:span text:style-name="T2"><text:s/></text:span><text:span text:style-name="T11">un usuario “</text:span><text:a xlink:type="simple" xlink:href="mailto:ema_marca@holi.com" text:style-name="Internet_20_link" text:visited-style-name="Visited_20_Internet_20_Link"><text:span text:style-name="T11">ema_marca@holi.com</text:span></text:a><text:span text:style-name="T11">” </text:span><text:span text:style-name="T12">usuario premium </text:span><text:span text:style-name="T11">previamente logueado, </text:span><text:span text:style-name="T12">selecciona productos “fernet branca </text:span><text:span text:style-name="T16">x1 </text:span><text:span text:style-name="T12">y cervezas x</text:span><text:span text:style-name="T13">24</text:span><text:span text:style-name="T12">” por un valor $</text:span><text:span text:style-name="T13">7000</text:span><text:span text:style-name="T12">.</text:span></text:p>
            </text:list-item>
            <text:list-item>
              <text:p text:style-name="P12">Cuando <text:span text:style-name="T11">el </text:span><text:span text:style-name="T12">usuario selecciona las bebidas “fernet branca </text:span><text:span text:style-name="T16">x1 </text:span><text:span text:style-name="T12">y cervezas x 2</text:span><text:span text:style-name="T13">4</text:span><text:span text:style-name="T12">”</text:span><text:span text:style-name="T11">.</text:span></text:p>
            </text:list-item>
            <text:list-item>
              <text:p text:style-name="P13">Entonces <text:span text:style-name="T12">el sistema efectua los descuentos correspondientes, </text:span><text:span text:style-name="T13">mostrando en pantalla el valor menos el 20% </text:span><text:span text:style-name="T14">por usuario premium y 10% por compra &gt;</text:span><text:span text:style-name="T15">=</text:span><text:span text:style-name="T14">$4500</text:span><text:span text:style-name="T13"> = $</text:span><text:span text:style-name="T14">49</text:span><text:span text:style-name="T13">00</text:span><text:span text:style-name="T11">.</text:span></text:p>
            </text:list-item>
          </text:list>
        </text:list-item>
        <text:list-item>
          <text:p text:style-name="P13">Escenario <text:span text:style-name="T22">3</text:span>: <text:span text:style-name="T12">Comprar productos, usuario premium compra &lt; $4500</text:span><text:span text:style-name="T11">.</text:span></text:p>
          <text:list>
            <text:list-item>
              <text:p text:style-name="P13">Dado <text:span text:style-name="T2"><text:s/></text:span><text:span text:style-name="T11">un usuario “</text:span><text:span text:style-name="T16">cefalea</text:span><text:a xlink:type="simple" xlink:href="mailto:ema_marca@holi.com" text:style-name="Internet_20_link" text:visited-style-name="Visited_20_Internet_20_Link"><text:span text:style-name="T11">@holi.com</text:span></text:a><text:span text:style-name="T11">” </text:span><text:span text:style-name="T12">usuario </text:span><text:span text:style-name="T11">previamente logueado, </text:span><text:span text:style-name="T16">este </text:span><text:span text:style-name="T12">selecciona productos “fernet branca </text:span><text:span text:style-name="T16">x1 </text:span><text:span text:style-name="T12">y cervezas x2” por un valor $3000.</text:span></text:p>
            </text:list-item>
            <text:list-item>
              <text:p text:style-name="P13">Cuando <text:span text:style-name="T11">el </text:span><text:span text:style-name="T12">usuario selecciona las bebidas “fernet branca </text:span><text:span text:style-name="T16">x1 </text:span><text:span text:style-name="T12">y cervezas x2”</text:span><text:span text:style-name="T11">.</text:span></text:p>
            </text:list-item>
            <text:list-item>
              <text:p text:style-name="P13"><text:span text:style-name="T19">Entonces</text:span><text:span text:style-name="T11"> </text:span><text:span text:style-name="T12">el sistema </text:span><text:span text:style-name="T16">muestra en pantalla el precio sin descuentos </text:span><text:span text:style-name="T13">= $</text:span><text:span text:style-name="T16">30</text:span><text:span text:style-name="T13">00</text:span><text:span text:style-name="T11">. </text:span></text:p>
            </text:list-item>
          </text:list>
        </text:list-item>
        <text:list-item>
          <text:p text:style-name="P13">Escenario <text:span text:style-name="T22">4</text:span>: <text:span text:style-name="T12">Comprar productos, usuario premium compra &gt;</text:span><text:span text:style-name="T16">=</text:span><text:span text:style-name="T12"> $4500</text:span><text:span text:style-name="T11">.</text:span></text:p>
          <text:list>
            <text:list-item>
              <text:p text:style-name="P13">Dado <text:span text:style-name="T2"><text:s/></text:span><text:span text:style-name="T11">un usuario “</text:span><text:span text:style-name="T16">cefalea</text:span><text:a xlink:type="simple" xlink:href="mailto:ema_marca@holi.com" text:style-name="Internet_20_link" text:visited-style-name="Visited_20_Internet_20_Link"><text:span text:style-name="T11">@holi.com</text:span></text:a><text:span text:style-name="T11">” </text:span><text:span text:style-name="T12">usuario </text:span><text:span text:style-name="T11">previamente logueado, </text:span><text:span text:style-name="T16">este </text:span><text:span text:style-name="T12">selecciona productos “fernet branca y cervezas x2</text:span><text:span text:style-name="T16">4</text:span><text:span text:style-name="T12">” por un valor $</text:span><text:span text:style-name="T16">7</text:span><text:span text:style-name="T12">000.</text:span></text:p>
            </text:list-item>
            <text:list-item>
              <text:p text:style-name="P13">Cuando <text:span text:style-name="T11">el </text:span><text:span text:style-name="T12">usuario selecciona las bebidas “fernet branca </text:span><text:span text:style-name="T16">x1</text:span><text:span text:style-name="T12"> y cervezas x2</text:span><text:span text:style-name="T16">4</text:span><text:span text:style-name="T12">”</text:span><text:span text:style-name="T11">.</text:span></text:p>
            </text:list-item>
            <text:list-item>
              <text:p text:style-name="P13"><text:span text:style-name="T19">Entonces</text:span><text:span text:style-name="T11"> </text:span><text:span text:style-name="T12">el sistema </text:span><text:span text:style-name="T16">muestra en pantalla el precio con 10% de descuento </text:span><text:span text:style-name="T13">= $</text:span><text:span text:style-name="T16">63</text:span><text:span text:style-name="T13">00</text:span><text:span text:style-name="T11">.</text:span></text:p>
            </text:list-item>
          </text:list>
        </text:list-item>
      </text:list>
      <text:p text:style-name="P17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7:48:43.712746740</meta:creation-date>
    <dc:date>2023-10-13T21:31:17.589886212</dc:date>
    <meta:editing-duration>PT19M1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697" meta:character-count="4482" meta:non-whitespace-character-count="3865"/>
  </office:meta>
</office:document-meta>
</file>